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3.0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Ubuntu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sublocation</text:p>
          </table:table-cell>
          <table:table-cell table:style-name="Default" office:value-type="string" calcext:value-type="string">
            <text:p>unit_no</text:p>
          </table:table-cell>
          <table:table-cell table:style-name="Default" office:value-type="string" calcext:value-type="string">
            <text:p>owner_name</text:p>
          </table:table-cell>
          <table:table-cell table:style-name="Default" office:value-type="string" calcext:value-type="string">
            <text:p>owner_no</text:p>
          </table:table-cell>
          <table:table-cell office:value-type="string" calcext:value-type="string">
            <text:p>owner_email</text:p>
          </table:table-cell>
          <table:table-cell office:value-type="string" calcext:value-type="string">
            <text:p>remarks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table:style-name="ce2" office:value-type="string" calcext:value-type="string">
            <text:p>Ansam1-01-01</text:p>
          </table:table-cell>
          <table:table-cell office:value-type="string" calcext:value-type="string">
            <text:p>Manea Alneyadi</text:p>
          </table:table-cell>
          <table:table-cell office:value-type="float" office:value="501111870" calcext:value-type="float">
            <text:p>50111187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table:style-name="ce2" office:value-type="string" calcext:value-type="string">
            <text:p>Ansam1-01-02</text:p>
          </table:table-cell>
          <table:table-cell office:value-type="string" calcext:value-type="string">
            <text:p>Abdulla Al Muharrami</text:p>
          </table:table-cell>
          <table:table-cell office:value-type="float" office:value="504426073" calcext:value-type="float">
            <text:p>50442607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table:style-name="ce2" office:value-type="string" calcext:value-type="string">
            <text:p>Ansam1-01-04</text:p>
          </table:table-cell>
          <table:table-cell office:value-type="string" calcext:value-type="string">
            <text:p>Ashraf Mubarak AlTarawneh</text:p>
          </table:table-cell>
          <table:table-cell office:value-type="float" office:value="507190580" calcext:value-type="float">
            <text:p>50719058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table:style-name="ce2" office:value-type="string" calcext:value-type="string">
            <text:p>Ansam1-01-05</text:p>
          </table:table-cell>
          <table:table-cell office:value-type="string" calcext:value-type="string">
            <text:p>Abdur Rauf Mahsood</text:p>
          </table:table-cell>
          <table:table-cell office:value-type="float" office:value="33233490" calcext:value-type="float">
            <text:p>3323349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2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table:style-name="ce2" office:value-type="string" calcext:value-type="string">
            <text:p>Ansam1-01-06</text:p>
          </table:table-cell>
          <table:table-cell office:value-type="string" calcext:value-type="string">
            <text:p>Sleiman Khaled Sleiman</text:p>
          </table:table-cell>
          <table:table-cell office:value-type="float" office:value="506114033" calcext:value-type="float">
            <text:p>50611403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07</text:p>
          </table:table-cell>
          <table:table-cell office:value-type="string" calcext:value-type="string">
            <text:p>Marwan Musallam</text:p>
          </table:table-cell>
          <table:table-cell office:value-type="float" office:value="505123548" calcext:value-type="float">
            <text:p>50512354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08</text:p>
          </table:table-cell>
          <table:table-cell office:value-type="string" calcext:value-type="string">
            <text:p>Nawal Bushnaq</text:p>
          </table:table-cell>
          <table:table-cell office:value-type="float" office:value="502292902" calcext:value-type="float">
            <text:p>50229290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09</text:p>
          </table:table-cell>
          <table:table-cell office:value-type="string" calcext:value-type="string">
            <text:p>Ali Al Memari</text:p>
          </table:table-cell>
          <table:table-cell office:value-type="float" office:value="504444752" calcext:value-type="float">
            <text:p>50444475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0</text:p>
          </table:table-cell>
          <table:table-cell office:value-type="string" calcext:value-type="string">
            <text:p>MANSOUR SALEH ALI MUTHANA ALHARBI</text:p>
          </table:table-cell>
          <table:table-cell office:value-type="float" office:value="555552551" calcext:value-type="float">
            <text:p>55555255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1</text:p>
          </table:table-cell>
          <table:table-cell office:value-type="string" calcext:value-type="string">
            <text:p>Devadasan Ponnarassery</text:p>
          </table:table-cell>
          <table:table-cell office:value-type="float" office:value="505803737" calcext:value-type="float">
            <text:p>50580373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2</text:p>
          </table:table-cell>
          <table:table-cell office:value-type="string" calcext:value-type="string">
            <text:p>Shahida Shahzada</text:p>
          </table:table-cell>
          <table:table-cell office:value-type="float" office:value="503113923" calcext:value-type="float">
            <text:p>50311392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3</text:p>
          </table:table-cell>
          <table:table-cell office:value-type="string" calcext:value-type="string">
            <text:p>Saif Mohamed Salem Sowaidan Alyammahi</text:p>
          </table:table-cell>
          <table:table-cell office:value-type="float" office:value="501900709" calcext:value-type="float">
            <text:p>50190070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5</text:p>
          </table:table-cell>
          <table:table-cell office:value-type="string" calcext:value-type="string">
            <text:p>Kareema Al Muharrami</text:p>
          </table:table-cell>
          <table:table-cell office:value-type="float" office:value="504132255" calcext:value-type="float">
            <text:p>50413225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6</text:p>
          </table:table-cell>
          <table:table-cell office:value-type="string" calcext:value-type="string">
            <text:p>Mubashir Ahmed</text:p>
          </table:table-cell>
          <table:table-cell office:value-type="float" office:value="506410967" calcext:value-type="float">
            <text:p>50641096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7</text:p>
          </table:table-cell>
          <table:table-cell office:value-type="string" calcext:value-type="string">
            <text:p>Damian Kasperczyk</text:p>
          </table:table-cell>
          <table:table-cell office:value-type="float" office:value="562078391" calcext:value-type="float">
            <text:p>56207839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8</text:p>
          </table:table-cell>
          <table:table-cell office:value-type="string" calcext:value-type="string">
            <text:p>Mohamed Alali</text:p>
          </table:table-cell>
          <table:table-cell office:value-type="float" office:value="504430424" calcext:value-type="float">
            <text:p>50443042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1-19</text:p>
          </table:table-cell>
          <table:table-cell office:value-type="string" calcext:value-type="string">
            <text:p>Ibtesam Al Breiki</text:p>
          </table:table-cell>
          <table:table-cell office:value-type="float" office:value="504498892" calcext:value-type="float">
            <text:p>50449889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1</text:p>
          </table:table-cell>
          <table:table-cell office:value-type="string" calcext:value-type="string">
            <text:p>Julio Angel</text:p>
          </table:table-cell>
          <table:table-cell office:value-type="float" office:value="551052701" calcext:value-type="float">
            <text:p>55105270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2</text:p>
          </table:table-cell>
          <table:table-cell office:value-type="string" calcext:value-type="string">
            <text:p>Adel Almaskari</text:p>
          </table:table-cell>
          <table:table-cell office:value-type="float" office:value="505462788" calcext:value-type="float">
            <text:p>50546278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3</text:p>
          </table:table-cell>
          <table:table-cell office:value-type="string" calcext:value-type="string">
            <text:p>Svetoslava Gueorgieva</text:p>
          </table:table-cell>
          <table:table-cell office:value-type="float" office:value="507509971" calcext:value-type="float">
            <text:p>50750997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4</text:p>
          </table:table-cell>
          <table:table-cell office:value-type="string" calcext:value-type="string">
            <text:p>Rami Nasri</text:p>
          </table:table-cell>
          <table:table-cell office:value-type="float" office:value="508016869" calcext:value-type="float">
            <text:p>50801686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5</text:p>
          </table:table-cell>
          <table:table-cell office:value-type="string" calcext:value-type="string">
            <text:p>Shalji Sreenivasan</text:p>
          </table:table-cell>
          <table:table-cell office:value-type="float" office:value="505327829" calcext:value-type="float">
            <text:p>50532782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6</text:p>
          </table:table-cell>
          <table:table-cell office:value-type="string" calcext:value-type="string">
            <text:p>NEMANJA BAUER</text:p>
          </table:table-cell>
          <table:table-cell office:value-type="float" office:value="501329620" calcext:value-type="float">
            <text:p>50132962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7</text:p>
          </table:table-cell>
          <table:table-cell office:value-type="string" calcext:value-type="string">
            <text:p>Peter Sadek</text:p>
          </table:table-cell>
          <table:table-cell office:value-type="float" office:value="508158335" calcext:value-type="float">
            <text:p>50815833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8</text:p>
          </table:table-cell>
          <table:table-cell office:value-type="string" calcext:value-type="string">
            <text:p>Orient Investment LLC</text:p>
          </table:table-cell>
          <table:table-cell office:value-type="float" office:value="561917234" calcext:value-type="float">
            <text:p>56191723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09</text:p>
          </table:table-cell>
          <table:table-cell office:value-type="string" calcext:value-type="string">
            <text:p>Mariam Al Mehairbi</text:p>
          </table:table-cell>
          <table:table-cell office:value-type="float" office:value="509011388" calcext:value-type="float">
            <text:p>50901138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0</text:p>
          </table:table-cell>
          <table:table-cell office:value-type="string" calcext:value-type="string">
            <text:p>Svetoslav Bozhidarov Hristov</text:p>
          </table:table-cell>
          <table:table-cell office:value-type="float" office:value="555938968" calcext:value-type="float">
            <text:p>55593896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1</text:p>
          </table:table-cell>
          <table:table-cell office:value-type="string" calcext:value-type="string">
            <text:p>Rim <text:s/>Zamrik</text:p>
          </table:table-cell>
          <table:table-cell office:value-type="float" office:value="506113826" calcext:value-type="float">
            <text:p>50611382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2</text:p>
          </table:table-cell>
          <table:table-cell office:value-type="string" calcext:value-type="string">
            <text:p>Salem Alali</text:p>
          </table:table-cell>
          <table:table-cell office:value-type="float" office:value="555307777" calcext:value-type="float">
            <text:p>555307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3</text:p>
          </table:table-cell>
          <table:table-cell office:value-type="string" calcext:value-type="string">
            <text:p>Mouza Al Subousi</text:p>
          </table:table-cell>
          <table:table-cell office:value-type="float" office:value="506158777" calcext:value-type="float">
            <text:p>506158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4</text:p>
          </table:table-cell>
          <table:table-cell office:value-type="string" calcext:value-type="string">
            <text:p>Abdulla Alsowaidi</text:p>
          </table:table-cell>
          <table:table-cell office:value-type="float" office:value="506410777" calcext:value-type="float">
            <text:p>506410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5</text:p>
          </table:table-cell>
          <table:table-cell office:value-type="string" calcext:value-type="string">
            <text:p>Ali Mohamed Abbas Khouri</text:p>
          </table:table-cell>
          <table:table-cell office:value-type="float" office:value="506410123" calcext:value-type="float">
            <text:p>50641012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6</text:p>
          </table:table-cell>
          <table:table-cell office:value-type="string" calcext:value-type="string">
            <text:p>Sadik El-Bakir</text:p>
          </table:table-cell>
          <table:table-cell office:value-type="float" office:value="506212087" calcext:value-type="float">
            <text:p>50621208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7</text:p>
          </table:table-cell>
          <table:table-cell office:value-type="string" calcext:value-type="string">
            <text:p>Mohamed Ismail Shahul Hameed</text:p>
          </table:table-cell>
          <table:table-cell office:value-type="float" office:value="508128300" calcext:value-type="float">
            <text:p>50812830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19</text:p>
          </table:table-cell>
          <table:table-cell office:value-type="string" calcext:value-type="string">
            <text:p>Faisal Janahi</text:p>
          </table:table-cell>
          <table:table-cell office:value-type="float" office:value="567770055" calcext:value-type="float">
            <text:p>56777005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20</text:p>
          </table:table-cell>
          <table:table-cell office:value-type="string" calcext:value-type="string">
            <text:p>Hayam Adam</text:p>
          </table:table-cell>
          <table:table-cell office:value-type="float" office:value="501281788" calcext:value-type="float">
            <text:p>50128178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2-21</text:p>
          </table:table-cell>
          <table:table-cell office:value-type="string" calcext:value-type="string">
            <text:p>Abdulaziz Alshareef</text:p>
          </table:table-cell>
          <table:table-cell office:value-type="float" office:value="506155200" calcext:value-type="float">
            <text:p>50615520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1</text:p>
          </table:table-cell>
          <table:table-cell office:value-type="string" calcext:value-type="string">
            <text:p>Mansour Al Ketbi</text:p>
          </table:table-cell>
          <table:table-cell office:value-type="float" office:value="506159666" calcext:value-type="float">
            <text:p>50615966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2</text:p>
          </table:table-cell>
          <table:table-cell office:value-type="string" calcext:value-type="string">
            <text:p>Raymanjit Singh</text:p>
          </table:table-cell>
          <table:table-cell office:value-type="float" office:value="503236892" calcext:value-type="float">
            <text:p>50323689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3</text:p>
          </table:table-cell>
          <table:table-cell office:value-type="string" calcext:value-type="string">
            <text:p>Suhail Alremeithi</text:p>
          </table:table-cell>
          <table:table-cell office:value-type="float" office:value="551044416" calcext:value-type="float">
            <text:p>55104441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4</text:p>
          </table:table-cell>
          <table:table-cell office:value-type="string" calcext:value-type="string">
            <text:p>Nada AlHashmi</text:p>
          </table:table-cell>
          <table:table-cell office:value-type="float" office:value="506927244" calcext:value-type="float">
            <text:p>50692724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5</text:p>
          </table:table-cell>
          <table:table-cell office:value-type="string" calcext:value-type="string">
            <text:p>Laila Alhindaassi</text:p>
          </table:table-cell>
          <table:table-cell office:value-type="float" office:value="505707889" calcext:value-type="float">
            <text:p>50570788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6</text:p>
          </table:table-cell>
          <table:table-cell office:value-type="string" calcext:value-type="string">
            <text:p>Saleh Albreiki</text:p>
          </table:table-cell>
          <table:table-cell office:value-type="float" office:value="506414861" calcext:value-type="float">
            <text:p>50641486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7</text:p>
          </table:table-cell>
          <table:table-cell office:value-type="string" calcext:value-type="string">
            <text:p>Sameer Ibrahim</text:p>
          </table:table-cell>
          <table:table-cell office:value-type="float" office:value="506179126" calcext:value-type="float">
            <text:p>50617912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8</text:p>
          </table:table-cell>
          <table:table-cell office:value-type="string" calcext:value-type="string">
            <text:p>Mohamed Abdulla Mohamed Abdulla Almas</text:p>
          </table:table-cell>
          <table:table-cell office:value-type="float" office:value="971585282930" calcext:value-type="float">
            <text:p>97158528293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09</text:p>
          </table:table-cell>
          <table:table-cell office:value-type="string" calcext:value-type="string">
            <text:p>Mansour Al Ketbi</text:p>
          </table:table-cell>
          <table:table-cell office:value-type="float" office:value="506159666" calcext:value-type="float">
            <text:p>50615966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0</text:p>
          </table:table-cell>
          <table:table-cell office:value-type="string" calcext:value-type="string">
            <text:p>Ayman Yousif Shaikh Abdulla Al Mubarak</text:p>
          </table:table-cell>
          <table:table-cell office:value-type="float" office:value="504435445" calcext:value-type="float">
            <text:p>50443544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1</text:p>
          </table:table-cell>
          <table:table-cell office:value-type="string" calcext:value-type="string">
            <text:p>Itaf Al Najjar</text:p>
          </table:table-cell>
          <table:table-cell office:value-type="float" office:value="501320231" calcext:value-type="float">
            <text:p>50132023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2</text:p>
          </table:table-cell>
          <table:table-cell office:value-type="string" calcext:value-type="string">
            <text:p>Abdulla Alali</text:p>
          </table:table-cell>
          <table:table-cell office:value-type="float" office:value="559889878" calcext:value-type="float">
            <text:p>55988987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3</text:p>
          </table:table-cell>
          <table:table-cell office:value-type="string" calcext:value-type="string">
            <text:p>MUHAMMAD IQBAL</text:p>
          </table:table-cell>
          <table:table-cell office:value-type="float" office:value="529816978" calcext:value-type="float">
            <text:p>52981697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4</text:p>
          </table:table-cell>
          <table:table-cell office:value-type="string" calcext:value-type="string">
            <text:p>Abdulla Alsowaidi</text:p>
          </table:table-cell>
          <table:table-cell office:value-type="float" office:value="506410777" calcext:value-type="float">
            <text:p>506410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5</text:p>
          </table:table-cell>
          <table:table-cell office:value-type="string" calcext:value-type="string">
            <text:p>Maher Al Shorman</text:p>
          </table:table-cell>
          <table:table-cell office:value-type="float" office:value="501981057" calcext:value-type="float">
            <text:p>50198105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6</text:p>
          </table:table-cell>
          <table:table-cell office:value-type="string" calcext:value-type="string">
            <text:p>Rana Sidawi-Naaman</text:p>
          </table:table-cell>
          <table:table-cell office:value-type="float" office:value="507646991" calcext:value-type="float">
            <text:p>50764699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7</text:p>
          </table:table-cell>
          <table:table-cell office:value-type="string" calcext:value-type="string">
            <text:p>IMAD FANOUS</text:p>
          </table:table-cell>
          <table:table-cell office:value-type="float" office:value="506229579" calcext:value-type="float">
            <text:p>50622957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8</text:p>
          </table:table-cell>
          <table:table-cell office:value-type="string" calcext:value-type="string">
            <text:p>Hussein Sharara</text:p>
          </table:table-cell>
          <table:table-cell office:value-type="float" office:value="506913172" calcext:value-type="float">
            <text:p>50691317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19</text:p>
          </table:table-cell>
          <table:table-cell office:value-type="string" calcext:value-type="string">
            <text:p>Samir Salman</text:p>
          </table:table-cell>
          <table:table-cell office:value-type="float" office:value="506418909" calcext:value-type="float">
            <text:p>50641890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20</text:p>
          </table:table-cell>
          <table:table-cell office:value-type="string" calcext:value-type="string">
            <text:p>Faten Alalawi</text:p>
          </table:table-cell>
          <table:table-cell office:value-type="float" office:value="504919850" calcext:value-type="float">
            <text:p>50491985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3-21</text:p>
          </table:table-cell>
          <table:table-cell office:value-type="string" calcext:value-type="string">
            <text:p>Jubran Bin Ishaq</text:p>
          </table:table-cell>
          <table:table-cell office:value-type="float" office:value="507909890" calcext:value-type="float">
            <text:p>50790989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1</text:p>
          </table:table-cell>
          <table:table-cell office:value-type="string" calcext:value-type="string">
            <text:p>Daniel Tromans</text:p>
          </table:table-cell>
          <table:table-cell office:value-type="float" office:value="508161271" calcext:value-type="float">
            <text:p>50816127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2</text:p>
          </table:table-cell>
          <table:table-cell office:value-type="string" calcext:value-type="string">
            <text:p>Hanana Mariam Ajmal</text:p>
          </table:table-cell>
          <table:table-cell office:value-type="float" office:value="506522859" calcext:value-type="float">
            <text:p>50652285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3</text:p>
          </table:table-cell>
          <table:table-cell office:value-type="string" calcext:value-type="string">
            <text:p>Ali Al Mehrzi</text:p>
          </table:table-cell>
          <table:table-cell office:value-type="float" office:value="504452900" calcext:value-type="float">
            <text:p>50445290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4</text:p>
          </table:table-cell>
          <table:table-cell office:value-type="string" calcext:value-type="string">
            <text:p>Ahmed Al Yafei</text:p>
          </table:table-cell>
          <table:table-cell office:value-type="float" office:value="504413533" calcext:value-type="float">
            <text:p>50441353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5</text:p>
          </table:table-cell>
          <table:table-cell office:value-type="string" calcext:value-type="string">
            <text:p>Heeten Pindoria</text:p>
          </table:table-cell>
          <table:table-cell office:value-type="float" office:value="553720963" calcext:value-type="float">
            <text:p>55372096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6</text:p>
          </table:table-cell>
          <table:table-cell office:value-type="string" calcext:value-type="string">
            <text:p>Yousuf Iqbal</text:p>
          </table:table-cell>
          <table:table-cell office:value-type="float" office:value="559532069" calcext:value-type="float">
            <text:p>55953206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7</text:p>
          </table:table-cell>
          <table:table-cell office:value-type="string" calcext:value-type="string">
            <text:p>Surjit Singh</text:p>
          </table:table-cell>
          <table:table-cell office:value-type="float" office:value="506239024" calcext:value-type="float">
            <text:p>50623902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8</text:p>
          </table:table-cell>
          <table:table-cell office:value-type="string" calcext:value-type="string">
            <text:p>Ali Alremeithi</text:p>
          </table:table-cell>
          <table:table-cell office:value-type="float" office:value="558990699" calcext:value-type="float">
            <text:p>55899069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09</text:p>
          </table:table-cell>
          <table:table-cell office:value-type="string" calcext:value-type="string">
            <text:p>NIZAR MERCHANT</text:p>
          </table:table-cell>
          <table:table-cell office:value-type="float" office:value="552683022" calcext:value-type="float">
            <text:p>55268302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0</text:p>
          </table:table-cell>
          <table:table-cell table:style-name="ce1" office:value-type="string" calcext:value-type="string">
            <text:p>Jagadeesh Uppin</text:p>
          </table:table-cell>
          <table:table-cell table:style-name="ce5" office:value-type="float" office:value="502292484" calcext:value-type="float">
            <text:p>50229248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1</text:p>
          </table:table-cell>
          <table:table-cell table:style-name="ce1" office:value-type="string" calcext:value-type="string">
            <text:p>Mohammed Alnjarin</text:p>
          </table:table-cell>
          <table:table-cell table:style-name="ce5" office:value-type="float" office:value="504489907" calcext:value-type="float">
            <text:p>50448990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2</text:p>
          </table:table-cell>
          <table:table-cell table:style-name="ce1" office:value-type="string" calcext:value-type="string">
            <text:p>Mahmoud Khasawneh</text:p>
          </table:table-cell>
          <table:table-cell table:style-name="ce5" office:value-type="float" office:value="505915731" calcext:value-type="float">
            <text:p>50591573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3</text:p>
          </table:table-cell>
          <table:table-cell table:style-name="ce1" office:value-type="string" calcext:value-type="string">
            <text:p>Ahmed Al Dhaheri</text:p>
          </table:table-cell>
          <table:table-cell table:style-name="ce5" office:value-type="float" office:value="504424436" calcext:value-type="float">
            <text:p>50442443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4</text:p>
          </table:table-cell>
          <table:table-cell table:style-name="ce1" office:value-type="string" calcext:value-type="string">
            <text:p>Abdulla Alsowaidi</text:p>
          </table:table-cell>
          <table:table-cell table:style-name="ce5" office:value-type="float" office:value="506410777" calcext:value-type="float">
            <text:p>506410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5</text:p>
          </table:table-cell>
          <table:table-cell table:style-name="ce1" office:value-type="string" calcext:value-type="string">
            <text:p>Jason White</text:p>
          </table:table-cell>
          <table:table-cell table:style-name="ce5" office:value-type="float" office:value="558835331" calcext:value-type="float">
            <text:p>55883533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6</text:p>
          </table:table-cell>
          <table:table-cell table:style-name="ce1" office:value-type="string" calcext:value-type="string">
            <text:p>Ali Al Mansoori</text:p>
          </table:table-cell>
          <table:table-cell table:style-name="ce5" office:value-type="float" office:value="506128079" calcext:value-type="float">
            <text:p>50612807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7</text:p>
          </table:table-cell>
          <table:table-cell table:style-name="ce1" office:value-type="string" calcext:value-type="string">
            <text:p>Ali Mohamed Abbas Khouri</text:p>
          </table:table-cell>
          <table:table-cell table:style-name="ce5" office:value-type="float" office:value="506410123" calcext:value-type="float">
            <text:p>50641012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8</text:p>
          </table:table-cell>
          <table:table-cell table:style-name="ce1" office:value-type="string" calcext:value-type="string">
            <text:p>Mohammed Younus</text:p>
          </table:table-cell>
          <table:table-cell table:style-name="ce5" office:value-type="float" office:value="504153155" calcext:value-type="float">
            <text:p>50415315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19</text:p>
          </table:table-cell>
          <table:table-cell table:style-name="ce1" office:value-type="string" calcext:value-type="string">
            <text:p>Yaseen Marzooq</text:p>
          </table:table-cell>
          <table:table-cell table:style-name="ce5" office:value-type="float" office:value="508181581" calcext:value-type="float">
            <text:p>50818158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20</text:p>
          </table:table-cell>
          <table:table-cell table:style-name="ce1" office:value-type="string" calcext:value-type="string">
            <text:p>Ammar Hamawi</text:p>
          </table:table-cell>
          <table:table-cell table:style-name="ce5" office:value-type="float" office:value="508208021" calcext:value-type="float">
            <text:p>50820802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4-21</text:p>
          </table:table-cell>
          <table:table-cell table:style-name="ce1" office:value-type="string" calcext:value-type="string">
            <text:p>Bharat B Luthra</text:p>
          </table:table-cell>
          <table:table-cell table:style-name="ce5" office:value-type="float" office:value="563093331" calcext:value-type="float">
            <text:p>56309333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1</text:p>
          </table:table-cell>
          <table:table-cell table:style-name="ce1" office:value-type="string" calcext:value-type="string">
            <text:p>Petrus Johannes Potgieter</text:p>
          </table:table-cell>
          <table:table-cell table:style-name="ce5" office:value-type="float" office:value="503647899" calcext:value-type="float">
            <text:p>50364789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2</text:p>
          </table:table-cell>
          <table:table-cell table:style-name="ce1" office:value-type="string" calcext:value-type="string">
            <text:p>Mansoor Al Mehairbi</text:p>
          </table:table-cell>
          <table:table-cell table:style-name="ce5" office:value-type="float" office:value="506420623" calcext:value-type="float">
            <text:p>50642062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3</text:p>
          </table:table-cell>
          <table:table-cell table:style-name="ce1" office:value-type="string" calcext:value-type="string">
            <text:p>Muaiad Al Ahdab</text:p>
          </table:table-cell>
          <table:table-cell table:style-name="ce5" office:value-type="float" office:value="552001168" calcext:value-type="float">
            <text:p>55200116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4</text:p>
          </table:table-cell>
          <table:table-cell table:style-name="ce1" office:value-type="string" calcext:value-type="string">
            <text:p>ahmed alobeidli</text:p>
          </table:table-cell>
          <table:table-cell table:style-name="ce5" office:value-type="float" office:value="506131383" calcext:value-type="float">
            <text:p>50613138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5</text:p>
          </table:table-cell>
          <table:table-cell table:style-name="ce1" office:value-type="string" calcext:value-type="string">
            <text:p>Mohamed Al Hosani</text:p>
          </table:table-cell>
          <table:table-cell table:style-name="ce5" office:value-type="float" office:value="506113061" calcext:value-type="float">
            <text:p>50611306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6</text:p>
          </table:table-cell>
          <table:table-cell table:style-name="ce1" office:value-type="string" calcext:value-type="string">
            <text:p>Ali Alkayed</text:p>
          </table:table-cell>
          <table:table-cell table:style-name="ce5" office:value-type="float" office:value="502211744" calcext:value-type="float">
            <text:p>50221174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7</text:p>
          </table:table-cell>
          <table:table-cell table:style-name="ce1" office:value-type="string" calcext:value-type="string">
            <text:p>Saleh Al Breiki</text:p>
          </table:table-cell>
          <table:table-cell table:style-name="ce5" office:value-type="float" office:value="506600760" calcext:value-type="float">
            <text:p>50660076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08</text:p>
          </table:table-cell>
          <table:table-cell table:style-name="ce1" office:value-type="string" calcext:value-type="string">
            <text:p>Khaled Badran</text:p>
          </table:table-cell>
          <table:table-cell table:style-name="ce5" office:value-type="float" office:value="504478904" calcext:value-type="float">
            <text:p>50447890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10</text:p>
          </table:table-cell>
          <table:table-cell table:style-name="ce1" office:value-type="string" calcext:value-type="string">
            <text:p>Mohamed Al Zaabi</text:p>
          </table:table-cell>
          <table:table-cell table:style-name="ce5" office:value-type="float" office:value="504844447" calcext:value-type="float">
            <text:p>50484444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5-11</text:p>
          </table:table-cell>
          <table:table-cell table:style-name="ce1" office:value-type="string" calcext:value-type="string">
            <text:p>Bibiana Timkova</text:p>
          </table:table-cell>
          <table:table-cell table:style-name="ce5" office:value-type="float" office:value="505686432" calcext:value-type="float">
            <text:p>50568643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1</text:p>
          </table:table-cell>
          <table:table-cell table:style-name="ce1" office:value-type="string" calcext:value-type="string">
            <text:p>Ayesha Suhail Salem Radhi Al Muharrami</text:p>
          </table:table-cell>
          <table:table-cell table:style-name="ce5" office:value-type="float" office:value="528855566" calcext:value-type="float">
            <text:p>52885556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2</text:p>
          </table:table-cell>
          <table:table-cell table:style-name="ce1" office:value-type="string" calcext:value-type="string">
            <text:p>Ahmed Alkhoori</text:p>
          </table:table-cell>
          <table:table-cell table:style-name="ce5" office:value-type="float" office:value="502886888" calcext:value-type="float">
            <text:p>50288688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3</text:p>
          </table:table-cell>
          <table:table-cell table:style-name="ce1" office:value-type="string" calcext:value-type="string">
            <text:p>Abbas Lari</text:p>
          </table:table-cell>
          <table:table-cell table:style-name="ce5" office:value-type="float" office:value="506419844" calcext:value-type="float">
            <text:p>50641984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4</text:p>
          </table:table-cell>
          <table:table-cell table:style-name="ce1" office:value-type="string" calcext:value-type="string">
            <text:p>Wael Mohamed Almaraghi</text:p>
          </table:table-cell>
          <table:table-cell table:style-name="ce5" office:value-type="float" office:value="556087679" calcext:value-type="float">
            <text:p>55608767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5</text:p>
          </table:table-cell>
          <table:table-cell table:style-name="ce1" office:value-type="string" calcext:value-type="string">
            <text:p>Mahmoud Saeed Hamdan</text:p>
          </table:table-cell>
          <table:table-cell table:style-name="ce5" office:value-type="float" office:value="501226689" calcext:value-type="float">
            <text:p>50122668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6</text:p>
          </table:table-cell>
          <table:table-cell table:style-name="ce1" office:value-type="string" calcext:value-type="string">
            <text:p>Abdalla AlNaqbi</text:p>
          </table:table-cell>
          <table:table-cell table:style-name="ce5" office:value-type="float" office:value="506346888" calcext:value-type="float">
            <text:p>50634688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7</text:p>
          </table:table-cell>
          <table:table-cell table:style-name="ce1" office:value-type="string" calcext:value-type="string">
            <text:p>AADEL HAMAD OBAID KABOOS ALZAABI</text:p>
          </table:table-cell>
          <table:table-cell table:style-name="ce5" office:value-type="float" office:value="506111591" calcext:value-type="float">
            <text:p>50611159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8</text:p>
          </table:table-cell>
          <table:table-cell table:style-name="ce1" office:value-type="string" calcext:value-type="string">
            <text:p>Khalifa AbuShousha</text:p>
          </table:table-cell>
          <table:table-cell table:style-name="ce5" office:value-type="float" office:value="506655522" calcext:value-type="float">
            <text:p>50665552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09</text:p>
          </table:table-cell>
          <table:table-cell table:style-name="ce1" office:value-type="string" calcext:value-type="string">
            <text:p>Robert James Coy</text:p>
          </table:table-cell>
          <table:table-cell table:style-name="ce5" office:value-type="float" office:value="563149304" calcext:value-type="float">
            <text:p>563149304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10</text:p>
          </table:table-cell>
          <table:table-cell table:style-name="ce1" office:value-type="string" calcext:value-type="string">
            <text:p>SEMSI SIHABI</text:p>
          </table:table-cell>
          <table:table-cell table:style-name="ce5" office:value-type="float" office:value="506217131" calcext:value-type="float">
            <text:p>50621713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6-11</text:p>
          </table:table-cell>
          <table:table-cell table:style-name="ce1" office:value-type="string" calcext:value-type="string">
            <text:p>Hanan Mohamed</text:p>
          </table:table-cell>
          <table:table-cell table:style-name="ce5" office:value-type="float" office:value="531253686" calcext:value-type="float">
            <text:p>53125368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1</text:p>
          </table:table-cell>
          <table:table-cell table:style-name="ce1" office:value-type="string" calcext:value-type="string">
            <text:p>Fatima Alzaabi</text:p>
          </table:table-cell>
          <table:table-cell table:style-name="ce5" office:value-type="float" office:value="506123707" calcext:value-type="float">
            <text:p>50612370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3</text:p>
          </table:table-cell>
          <table:table-cell table:style-name="ce1" office:value-type="string" calcext:value-type="string">
            <text:p>Ali Marzooq</text:p>
          </table:table-cell>
          <table:table-cell table:style-name="ce5" office:value-type="float" office:value="508000169" calcext:value-type="float">
            <text:p>50800016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4</text:p>
          </table:table-cell>
          <table:table-cell table:style-name="ce1" office:value-type="string" calcext:value-type="string">
            <text:p>MALIKA NIZAR</text:p>
          </table:table-cell>
          <table:table-cell table:style-name="ce5" office:value-type="float" office:value="566210959" calcext:value-type="float">
            <text:p>56621095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5</text:p>
          </table:table-cell>
          <table:table-cell table:style-name="ce1" office:value-type="string" calcext:value-type="string">
            <text:p>Ahmad Loubani</text:p>
          </table:table-cell>
          <table:table-cell table:style-name="ce5" office:value-type="float" office:value="501285311" calcext:value-type="float">
            <text:p>50128531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6</text:p>
          </table:table-cell>
          <table:table-cell table:style-name="ce1" office:value-type="string" calcext:value-type="string">
            <text:p>Eiman Al Obeidli</text:p>
          </table:table-cell>
          <table:table-cell table:style-name="ce5" office:value-type="float" office:value="502086969" calcext:value-type="float">
            <text:p>50208696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7</text:p>
          </table:table-cell>
          <table:table-cell table:style-name="ce1" office:value-type="string" calcext:value-type="string">
            <text:p>Hongkyo Kim</text:p>
          </table:table-cell>
          <table:table-cell table:style-name="ce5" office:value-type="float" office:value="567378166" calcext:value-type="float">
            <text:p>56737816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7-09</text:p>
          </table:table-cell>
          <table:table-cell table:style-name="ce1" office:value-type="string" calcext:value-type="string">
            <text:p>Abdulkareem Alzarouni</text:p>
          </table:table-cell>
          <table:table-cell table:style-name="ce5" office:value-type="float" office:value="506422289" calcext:value-type="float">
            <text:p>50642228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1</text:p>
          </table:table-cell>
          <table:table-cell table:style-name="ce1" office:value-type="string" calcext:value-type="string">
            <text:p>Thanunathan Subramania Pillai</text:p>
          </table:table-cell>
          <table:table-cell table:style-name="ce5" office:value-type="float" office:value="505613776" calcext:value-type="float">
            <text:p>505613776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2</text:p>
          </table:table-cell>
          <table:table-cell table:style-name="ce1" office:value-type="string" calcext:value-type="string">
            <text:p>Alexander Roland Giebe</text:p>
          </table:table-cell>
          <table:table-cell table:style-name="ce5" office:value-type="float" office:value="554528707" calcext:value-type="float">
            <text:p>55452870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3</text:p>
          </table:table-cell>
          <table:table-cell table:style-name="ce1" office:value-type="string" calcext:value-type="string">
            <text:p>Seng Ng</text:p>
          </table:table-cell>
          <table:table-cell table:style-name="ce5" office:value-type="float" office:value="557205679" calcext:value-type="float">
            <text:p>55720567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4</text:p>
          </table:table-cell>
          <table:table-cell table:style-name="ce1" office:value-type="string" calcext:value-type="string">
            <text:p>Abdulla Alsowaidi</text:p>
          </table:table-cell>
          <table:table-cell table:style-name="ce5" office:value-type="float" office:value="506410777" calcext:value-type="float">
            <text:p>50641077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5</text:p>
          </table:table-cell>
          <table:table-cell table:style-name="ce1" office:value-type="string" calcext:value-type="string">
            <text:p>Mohamed Khalid Mahmoud</text:p>
          </table:table-cell>
          <table:table-cell table:style-name="ce5" office:value-type="float" office:value="971507549233" calcext:value-type="float">
            <text:p>97150754923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6</text:p>
          </table:table-cell>
          <table:table-cell table:style-name="ce1" office:value-type="string" calcext:value-type="string">
            <text:p>Ahmed Alhosani</text:p>
          </table:table-cell>
          <table:table-cell table:style-name="ce5" office:value-type="float" office:value="509099440" calcext:value-type="float">
            <text:p>50909944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7</text:p>
          </table:table-cell>
          <table:table-cell table:style-name="ce1" office:value-type="string" calcext:value-type="string">
            <text:p>Salem Al-Saeedi</text:p>
          </table:table-cell>
          <table:table-cell table:style-name="ce5" office:value-type="float" office:value="506993758" calcext:value-type="float">
            <text:p>50699375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8</text:p>
          </table:table-cell>
          <table:table-cell table:style-name="ce1" office:value-type="string" calcext:value-type="string">
            <text:p>Hazza Alshehhi</text:p>
          </table:table-cell>
          <table:table-cell table:style-name="ce5" office:value-type="float" office:value="551669890" calcext:value-type="float">
            <text:p>55166989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08-09</text:p>
          </table:table-cell>
          <table:table-cell table:style-name="ce1" office:value-type="string" calcext:value-type="string">
            <text:p>Leonardo Bellodi</text:p>
          </table:table-cell>
          <table:table-cell table:style-name="ce5" office:value-type="float" office:value="508488207" calcext:value-type="float">
            <text:p>50848820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1</text:p>
          </table:table-cell>
          <table:table-cell table:style-name="ce1" office:value-type="string" calcext:value-type="string">
            <text:p>Ali Mohamed Ali Salem Almaskari</text:p>
          </table:table-cell>
          <table:table-cell table:style-name="ce5" office:value-type="float" office:value="506124961" calcext:value-type="float">
            <text:p>50612496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2</text:p>
          </table:table-cell>
          <table:table-cell table:style-name="ce1" office:value-type="string" calcext:value-type="string">
            <text:p>Ayman Al Malkh</text:p>
          </table:table-cell>
          <table:table-cell table:style-name="ce5" office:value-type="float" office:value="506170247" calcext:value-type="float">
            <text:p>506170247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3</text:p>
          </table:table-cell>
          <table:table-cell table:style-name="ce1" office:value-type="string" calcext:value-type="string">
            <text:p>Ghala Alrejaibi</text:p>
          </table:table-cell>
          <table:table-cell table:style-name="ce5" office:value-type="float" office:value="503030003" calcext:value-type="float">
            <text:p>50303000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4</text:p>
          </table:table-cell>
          <table:table-cell table:style-name="ce1" office:value-type="string" calcext:value-type="string">
            <text:p>Mushir Ahmed Khan</text:p>
          </table:table-cell>
          <table:table-cell table:style-name="ce5" office:value-type="float" office:value="556123180" calcext:value-type="float">
            <text:p>55612318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5</text:p>
          </table:table-cell>
          <table:table-cell table:style-name="ce1" office:value-type="string" calcext:value-type="string">
            <text:p>Saed Arekat</text:p>
          </table:table-cell>
          <table:table-cell table:style-name="ce5" office:value-type="float" office:value="504270505" calcext:value-type="float">
            <text:p>50427050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6</text:p>
          </table:table-cell>
          <table:table-cell table:style-name="ce1" office:value-type="string" calcext:value-type="string">
            <text:p>Mohammad Al Tamemi</text:p>
          </table:table-cell>
          <table:table-cell table:style-name="ce5" office:value-type="float" office:value="552888823" calcext:value-type="float">
            <text:p>55288882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7</text:p>
          </table:table-cell>
          <table:table-cell table:style-name="ce1" office:value-type="string" calcext:value-type="string">
            <text:p>Alaa Altaif</text:p>
          </table:table-cell>
          <table:table-cell table:style-name="ce5" office:value-type="float" office:value="564899782" calcext:value-type="float">
            <text:p>564899782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8</text:p>
          </table:table-cell>
          <table:table-cell table:style-name="ce1" office:value-type="string" calcext:value-type="string">
            <text:p>Ali Al Mansoori</text:p>
          </table:table-cell>
          <table:table-cell table:style-name="ce5" office:value-type="float" office:value="506128079" calcext:value-type="float">
            <text:p>50612807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09</text:p>
          </table:table-cell>
          <table:table-cell table:style-name="ce1" office:value-type="string" calcext:value-type="string">
            <text:p>RAFIAA LARRI</text:p>
          </table:table-cell>
          <table:table-cell table:style-name="ce5" office:value-type="float" office:value="504427575" calcext:value-type="float">
            <text:p>504427575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10</text:p>
          </table:table-cell>
          <table:table-cell table:style-name="ce1" office:value-type="string" calcext:value-type="string">
            <text:p>Abdallah El Rustom</text:p>
          </table:table-cell>
          <table:table-cell table:style-name="ce5" office:value-type="float" office:value="551443133" calcext:value-type="float">
            <text:p>55144313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11</text:p>
          </table:table-cell>
          <table:table-cell table:style-name="ce1" office:value-type="string" calcext:value-type="string">
            <text:p>Fatma El Hnfy</text:p>
          </table:table-cell>
          <table:table-cell table:style-name="ce5" office:value-type="float" office:value="503237538" calcext:value-type="float">
            <text:p>503237538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12</text:p>
          </table:table-cell>
          <table:table-cell table:style-name="ce1" office:value-type="string" calcext:value-type="string">
            <text:p>Mohamed Ismail Shahul Hameed</text:p>
          </table:table-cell>
          <table:table-cell table:style-name="ce5" office:value-type="float" office:value="508128300" calcext:value-type="float">
            <text:p>508128300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13</text:p>
          </table:table-cell>
          <table:table-cell table:style-name="ce1" office:value-type="string" calcext:value-type="string">
            <text:p>John Rusenko</text:p>
          </table:table-cell>
          <table:table-cell table:style-name="ce5" office:value-type="float" office:value="585670059" calcext:value-type="float">
            <text:p>585670059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Yas Island</text:p>
          </table:table-cell>
          <table:table-cell office:value-type="string" calcext:value-type="string">
            <text:p>Ansam 1</text:p>
          </table:table-cell>
          <table:table-cell office:value-type="string" calcext:value-type="string">
            <text:p>Ansam1-G-14</text:p>
          </table:table-cell>
          <table:table-cell table:style-name="ce1" office:value-type="string" calcext:value-type="string">
            <text:p>Obaid Al Zaabi</text:p>
          </table:table-cell>
          <table:table-cell table:style-name="ce5" office:value-type="float" office:value="507442243" calcext:value-type="float">
            <text:p>507442243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number number:decimal-places="0" loext:min-decimal-places="0" number:min-integer-digits="10"/>
    </number:number-style>
    <number:number-style style:name="N144">
      <number:number number:decimal-places="0" loext:min-decimal-places="0" number:min-integer-digits="10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9"/>
    </number:number-style>
    <number:number-style style:name="N145">
      <number:number number:decimal-places="0" loext:min-decimal-places="0" number:min-integer-digits="9"/>
      <style:map style:condition="value()&gt;=0" style:apply-style-name="N145P0"/>
    </number:number-style>
    <number:number-style style:name="N146">
      <number:text>12345678912345</number:text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15:19:21.516639445</meta:creation-date>
    <dc:date>2023-05-01T15:24:01.113846532</dc:date>
    <meta:editing-duration>PT4M39S</meta:editing-duration>
    <meta:editing-cycles>2</meta:editing-cycles>
    <meta:generator>LibreOffice/6.4.7.2$Linux_X86_64 LibreOffice_project/40$Build-2</meta:generator>
    <meta:document-statistic meta:table-count="1" meta:cell-count="1050" meta:object-count="0"/>
  </office:meta>
</office:document-meta>
</file>